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Heading_20_3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7">[GroupBuild Logo Here]</text:span></text:span></text:p>
      <text:h text:style-name="Heading_20_1" text:outline-level="1"><text:span text:style-name="Strong_20_Emphasis"><text:span text:style-name="T7">GROUPBUILD</text:span></text:span></text:h>
      <text:p text:style-name="Text_20_body"><text:span text:style-name="Strong_20_Emphasis"><text:span text:style-name="T7">Vision Statement and Volunteer-Contributor Agreement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This Agreement</text:span></text:span><text:span text:style-name="T7"> ("Agreement") is entered into between GroupBuild ("GroupBuild") and the undersigned volunteer-contributor ("Volunteer-Contributor") to set forth the principles, rights, responsibilities, and confidentiality obligations related to participation in the GroupBuild project.</text:span></text:p>
      <text:h text:style-name="Heading_20_2" text:outline-level="2"><text:span text:style-name="Strong_20_Emphasis"><text:span text:style-name="T7">1. Vision — Empower “We the People”</text:span></text:span></text:h>
      <text:p text:style-name="P2">1.1 GroupBuild is a platform dedicated to empowering civil and cooperative social advocacy through democratic collaboration, inspirational design, and user/device security.<text:line-break/>1.2 Whether you’re keeping up with peaceful demonstrations or building a movement for long-term change, GroupBuild offers a secure, open, and trustworthy organizing platform focused on social/political advocacy.<text:line-break/>1.3 The platform initially targets U.S. voters, though it will eventually become global, allowing each “Group” to advocate for its own changes in government policy or society.<text:line-break/>1.4 Because we are building a custom social-media-style platform, we can integrate tools designed to empower such Groups, like secure civil action management tools and a special-purpose AI moderator to make communications more effective.</text:p>
      <text:h text:style-name="Heading_20_2" text:outline-level="2"><text:span text:style-name="Strong_20_Emphasis"><text:span text:style-name="T7">2. Mission and Principles</text:span></text:span></text:h>
      <text:p text:style-name="Text_20_body"><text:span text:style-name="T7">2.1 </text:span><text:span text:style-name="Strong_20_Emphasis"><text:span text:style-name="T7">Problem Statement:</text:span></text:span><text:span text:style-name="T7"> “Unprecedented disinformation undermines democracy.”<text:line-break/>2.2 </text:span><text:span text:style-name="Strong_20_Emphasis"><text:span text:style-name="T7">Mission Statement:</text:span></text:span><text:span text:style-name="T7"> “Socially-organized change — safe, true, civil and effective.”<text:line-break/>2.3 GroupBuild operates under U.S. law and is supported by global volunteers under this Agreement.<text:line-break/>2.4 Contributors may earn sweat equity if/when GroupBuild becomes investor-grade.<text:line-break/>2.5 GroupBuild accepts donations and ethical sponsorships; we also sell merchandise and advocacy resources.<text:line-break/>2.6 GroupBuild is marketed as “Advocate Empowerment — protecting user identity while enabling your voice”.<text:line-break/>2.7 Our </text:span><text:span text:style-name="T8">Core Principles</text:span><text:span text:style-name="T7"> include:<text:line-break/>a. Political agnosticism toward all lawful viewpoints,<text:line-break/>b. Broad participation and discouragement of manipulation/disinformation,<text:line-break/>c. AI-moderation that flags (not suppresses) content.</text:span></text:p>
      <text:p text:style-name="Text_20_body"><text:span text:style-name="Strong_20_Emphasis"><text:span text:style-name="T7">3. Security-First</text:span></text:span><text:span text:style-name="Strong_20_Emphasis"><text:span text:style-name="T9"> — </text:span></text:span><text:span text:style-name="T9">GroupBuild prioritizes user protection in a polarized, surveilled and disinformation-infected world; so key security features include:<text:line-break/>a. </text:span><text:span text:style-name="Strong_20_Emphasis"><text:span text:style-name="T9">Encrypted, Redundant Communication:</text:span></text:span><text:span text:style-name="T9"> Across WiFi, cellular, Bluetooth, NFC, satellite, etc.<text:line-break/>b. </text:span><text:span text:style-name="Strong_20_Emphasis"><text:span text:style-name="T9">No Trackers Mode:</text:span></text:span><text:span text:style-name="T9"> Prevents passive data collection by devices/apps.<text:line-break/>c. </text:span><text:span text:style-name="Strong_20_Emphasis"><text:span text:style-name="T9">Hardened Server Architecture:</text:span></text:span><text:span text:style-name="T9"> Distributed, sovereign, hacker-resistant.<text:line-break/>d. </text:span><text:span text:style-name="Strong_20_Emphasis"><text:span text:style-name="T9">No User-Profiling:</text:span></text:span><text:span text:style-name="T9"> User data is never retained or sold.<text:line-break/>e. </text:span><text:span text:style-name="Strong_20_Emphasis"><text:span text:style-name="T9">Cost-Access Resources:</text:span></text:span><text:span text:style-name="T9"> Tools such as anti-censorship guides, face masks, emergency supplies.</text:span></text:p>
      <text:p text:style-name="Text_20_body"><text:span text:style-name="Strong_20_Emphasis"><text:span text:style-name="T7">4. Hybrid Moderation</text:span></text:span><text:span text:style-name="Strong_20_Emphasis"><text:span text:style-name="T9"> — </text:span></text:span><text:span text:style-name="T9">GroupBuild blends AI and human moderation using a proprietary GenAI model which we call </text:span><text:span text:style-name="Strong_20_Emphasis"><text:span text:style-name="T9">BeAxa. <text:s/>This AI-moderator is used to </text:span></text:span><text:span text:style-name="T9">flag or mark-up communications, without suppressing them. A Group may adjust how it manages human moderation, but concurrently BeAxa will provides flags that promote equity, fairness, lawful expression. <text:s/>BeAxa's flag-types include:<text:line-break/>a. Probable disinformation,<text:line-break/>b. Anti-civility (e.g., harassment, hate speech),<text:line-break/>c. Irrationality (e.g., manipulative argumentation).</text:span></text:p>
      <text:p text:style-name="Text_20_body"><text:span text:style-name="Strong_20_Emphasis"><text:span text:style-name="T7">5. Organization Tools</text:span></text:span><text:span text:style-name="Strong_20_Emphasis"><text:span text:style-name="T9"> — </text:span></text:span><text:span text:style-name="T9">Each Group functions as a “grassroots organization”, using tools including:<text:line-break/>a. Profile page for cause promotion and alliance building,<text:line-break/>b. Event scheduling and mobilization features,<text:line-break/></text:span><text:soft-page-break/><text:span text:style-name="T9">c. Personal identity protection options,<text:line-break/>d. Anonymous and AnonID voting systems,<text:line-break/>e. Endorsement systems for internal and external credibility,<text:line-break/>f. Local health/safety resources for in-person events.</text:span></text:p>
      <text:p text:style-name="Text_20_body"><text:span text:style-name="Strong_20_Emphasis"><text:span text:style-name="T7">6. Open Source with Strategic Protections</text:span></text:span></text:p>
      <text:p text:style-name="P2">6.1 Non-critical software is open source and freely available to democratic groups.<text:line-break/>6.2 Critical security features are licensed with protective terms to prevent misuse.<text:line-break/>6.3 Infrastructure is designed to stay operational under threat, including relocation.</text:p>
      <text:h text:style-name="Heading_20_2" text:outline-level="2"><text:span text:style-name="Strong_20_Emphasis"><text:span text:style-name="T7">7. Contributor Agreement</text:span></text:span></text:h>
      <text:h text:style-name="Heading_20_2" text:outline-level="2"><text:span text:style-name="T7">7.1 Principles &amp; Ownership</text:span><text:span text:style-name="Strong_20_Emphasis"><text:span text:style-name="T9"> — </text:span></text:span><text:span text:style-name="T9">GroupBuild values transparent stewardship and gratitude for all contributions; by participating, you agree that contributions may be used under these terms:</text:span><text:span text:style-name="T7"><text:line-break/></text:span><text:span text:style-name="T9">a. </text:span><text:span text:style-name="Strong_20_Emphasis"><text:span text:style-name="T9">Open Ownership:</text:span></text:span><text:span text:style-name="T9"> Most contributions are released under open-source or Creative Commons licenses,<text:line-break/>b. </text:span><text:span text:style-name="Strong_20_Emphasis"><text:span text:style-name="T9">Reserved Ownership:</text:span></text:span><text:span text:style-name="T9"> Strategic components are held as proprietary-IP by GroupBuild's trustee(s),<text:line-break/>c. Contributors will be notified when contributions fall into the reserved category, with co-ownership or attribution where feasible.</text:span></text:h>
      <text:h text:style-name="P4" text:outline-level="3"><text:span text:style-name="T12">7.2 Conduct</text:span><text:span text:style-name="T13"> </text:span><text:span text:style-name="Strong_20_Emphasis"><text:span text:style-name="T13">— </text:span></text:span><text:span text:style-name="T13">Contributors agree to:</text:span><text:span text:style-name="T12"><text:line-break/></text:span><text:span text:style-name="T13">a. Volunteer in good faith,<text:line-break/>b. Act with inclusivity and mutual respect,<text:line-break/>c. Uphold intellectual honesty and open dialogue,<text:line-break/>d. Avoid harassment, disinformation, or manipulation.</text:span></text:h>
      <text:h text:style-name="P4" text:outline-level="3"><text:span text:style-name="T12">7.3 Opt-In</text:span><text:span text:style-name="T13"> </text:span><text:span text:style-name="Strong_20_Emphasis"><text:span text:style-name="T13">— b</text:span></text:span><text:span text:style-name="T13">y signing, you affirm that:</text:span><text:span text:style-name="T12"><text:line-break/></text:span><text:span text:style-name="T13">a. Participation is voluntary and may be withdrawn at any time,<text:line-break/>b. Contributions may be public, reserved, or adapted based on strategic needs,<text:line-break/>c. You understand and accept the ownership and confidentiality provisions,<text:line-break/>d. You are joining a cooperative, civil-oriented community.</text:span></text:h>
      <text:h text:style-name="Heading_20_2" text:outline-level="2"><text:span text:style-name="Strong_20_Emphasis"><text:span text:style-name="T7">8. Confidentiality &amp; Integrity</text:span></text:span><text:span text:style-name="Strong_20_Emphasis"><text:span text:style-name="T9"> — a</text:span></text:span><text:span text:style-name="T9">s a participant, you may access confidential, strategic, or non-public information, including: platform architectures, moderation protocols, deployment infrastructures, contributor identities, Group coordination plans, threat response systems, (collectively, </text:span><text:span text:style-name="Strong_20_Emphasis"><text:span text:style-name="T9">“Confidential Information”</text:span></text:span><text:span text:style-name="T9">). To protect the commons we are building, you agree to the following:</text:span></text:h>
      <text:p text:style-name="P1"><text:span text:style-name="T12">8.1 Non-Disclosure</text:span><text:span text:style-name="Strong_20_Emphasis"><text:span text:style-name="T13"> — </text:span></text:span><text:span text:style-name="T12">You shall not disclose or disseminate Confidential Information without written authorization from a GroupBuild coordinator.</text:span></text:p>
      <text:p text:style-name="P1"><text:span text:style-name="T12">8.2 Restricted Use</text:span><text:span text:style-name="Strong_20_Emphasis"><text:span text:style-name="T13"> — </text:span></text:span><text:span text:style-name="T12">Confidential Information shall only be used to support GroupBuild’s mission—not for personal, political, financial, or external organizational benefit.</text:span></text:p>
      <text:p text:style-name="P1"><text:span text:style-name="T12">8.3 Security Measures</text:span><text:span text:style-name="Strong_20_Emphasis"><text:span text:style-name="T13"> — </text:span></text:span><text:span text:style-name="T12">You agree to safeguard Confidential Information using encryption and security best practices. Do not use unauthorized cloud storage or personal accounts unless approved.</text:span></text:p>
      <text:p text:style-name="P1"><text:span text:style-name="T12">8.4 Third-Party Protections</text:span><text:span text:style-name="T13"> </text:span><text:span text:style-name="Strong_20_Emphasis"><text:span text:style-name="T13"><text:s/>— </text:span></text:span><text:span text:style-name="T12">You may not share Confidential Information with outside parties—even aligned ones—without written approval.</text:span></text:p>
      <text:p text:style-name="P1"><text:span text:style-name="T12">8.5 Exceptions</text:span><text:span text:style-name="Strong_20_Emphasis"><text:span text:style-name="T13"> — t</text:span></text:span><text:span text:style-name="T12">his clause does not apply to publicly available information, independently developed information, and/or legally compelled disclosures, with prior notice to GroupBuild where possible. </text:span></text:p>
      <text:p text:style-name="Text_20_body"><text:span text:style-name="T7">8.6 Duration</text:span><text:span text:style-name="Strong_20_Emphasis"><text:span text:style-name="T9"> — c</text:span></text:span><text:span text:style-name="T7">onfidentiality obligations remain in effect </text:span><text:span text:style-name="Strong_20_Emphasis"><text:span text:style-name="T7">indefinitely</text:span></text:span><text:span text:style-name="T7">, even after you leave the project, unless explicitly released in writing by GroupBuild.</text:span></text:p>
      <text:h text:style-name="Heading_20_2" text:outline-level="2"><text:soft-page-break/><text:span text:style-name="Strong_20_Emphasis"><text:span text:style-name="T7">9. Breach and Consequences</text:span></text:span></text:h>
      <text:p text:style-name="P2">9.1 Any breach of this Agreement, particularly the confidentiality provisions, may result in immediate termination of participation, revocation of access, and legal and/or reputational consequences, depending on the severity.</text:p>
      <text:h text:style-name="Heading_20_2" text:outline-level="2"><text:span text:style-name="Strong_20_Emphasis"><text:span text:style-name="T7">10. Acceptance and Signature</text:span></text:span></text:h>
      <text:p text:style-name="P2">By signing below, you affirm your understanding and acceptance of the terms described herein. You are joining a team motivated to protect human dignity, civil cooperation and democratic discourse. <text:s/>We welcome you, and deeply appreciate your time, creativity, and integrity.</text:p>
      <text:h text:style-name="Heading_20_3" text:outline-level="3"><text:span text:style-name="Strong_20_Emphasis"><text:span text:style-name="T7"/></text:span></text:h>
      <text:p text:style-name="Text_20_body"><text:span text:style-name="Strong_20_Emphasis"><text:span text:style-name="T7">Name:</text:span></text:span><text:span text:style-name="T7"> Elias<text:line-break/></text:span><text:span text:style-name="Strong_20_Emphasis"><text:span text:style-name="T7">Signature:</text:span></text:span><text:span text:style-name="T7"> ______________________________<text:line-break/></text:span><text:span text:style-name="Strong_20_Emphasis"><text:span text:style-name="T7">Email:</text:span></text:span><text:span text:style-name="T7"> Elias@groupbuild.org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Name:</text:span></text:span><text:span text:style-name="T7"> Rick<text:line-break/></text:span><text:span text:style-name="Strong_20_Emphasis"><text:span text:style-name="T7">Signature:</text:span></text:span><text:span text:style-name="T7"> ______________________________<text:line-break/></text:span><text:span text:style-name="Strong_20_Emphasis"><text:span text:style-name="T7">Email:</text:span></text:span><text:span text:style-name="T7"> Rick@groupbuild.org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Volunteer-Contributor Name:</text:span></text:span><text:span text:style-name="T7"> ______________________________<text:line-break/></text:span><text:span text:style-name="Strong_20_Emphasis"><text:span text:style-name="T7">Signature:</text:span></text:span><text:span text:style-name="T7"> ______________________________<text:line-break/></text:span><text:span text:style-name="Strong_20_Emphasis"><text:span text:style-name="T7">Email:</text:span></text:span><text:span text:style-name="T7"> ______________________________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14T12:49:11.19</meta:creation-date>
    <meta:document-statistic meta:table-count="0" meta:image-count="0" meta:object-count="0" meta:page-count="3" meta:paragraph-count="31" meta:word-count="919" meta:character-count="7078"/>
    <dc:date>2025-05-14T13:23:20.51</dc:date>
    <dc:creator>Christine Ballard</dc:creator>
    <meta:editing-duration>PT13M39S</meta:editing-duration>
    <meta:editing-cycles>1</meta:editing-cycles>
    <meta:generator>OpenOffice/4.1.15$Win32 OpenOffice.org_project/4115m2$Build-9813</meta:generator>
  </office:meta>
</office:document-meta>
</file>